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Rubrik" style:master-page-name="MP0" style:family="paragraph">
      <style:paragraph-properties fo:break-before="page" fo:text-align="center"/>
      <style:text-properties fo:font-size="48pt" style:font-size-asian="48pt" style:font-size-complex="48pt"/>
    </style:style>
    <style:style style:name="P2" style:parent-style-name="Normal" style:family="paragraph">
      <style:text-properties text:display="none"/>
    </style:style>
  </office:automatic-styles>
  <office:body>
    <office:text text:use-soft-page-breaks="true">
      <text:p text:style-name="P1">Christofer columbus</text:p>
      <text:p text:style-name="P2">Formulärets överkant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da Edvin Khalili</meta:initial-creator>
    <dc:creator>Arda Edvin Khalili</dc:creator>
    <meta:creation-date>2019-05-09T10:52:00Z</meta:creation-date>
    <dc:date>2019-05-09T11:33:00Z</dc:date>
    <meta:template xlink:href="Normal" xlink:type="simple"/>
    <meta:editing-cycles>5</meta:editing-cycles>
    <meta:editing-duration>PT2460S</meta:editing-duration>
    <meta:document-statistic meta:page-count="1" meta:paragraph-count="1" meta:word-count="6" meta:character-count="42" meta:row-count="1" meta:non-whitespace-character-count="37"/>
  </office:meta>
</office:document-meta>
</file>